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62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ext-properties fo:font-weight="normal" style:font-weight-asian="normal" style:font-weight-complex="normal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6394in" svg:y="4.2295in">
            <draw:object draw:notify-on-update-of-ranges="Sheet1.G22:Sheet1.L22 Sheet1.G23:Sheet1.L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logarithmic timeline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#markers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s_scale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mark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eal pos</text:p>
          </table:table-cell>
          <table:table-cell office:value-type="string" calcext:value-type="string">
            <text:p>actual pos</text:p>
          </table:table-cell>
          <table:table-cell table:number-columns-repeated="9"/>
          <table:table-cell office:value-type="string" calcext:value-type="string">
            <text:p>width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X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4" office:value-type="string" calcext:value-type="string">
            <text:p>x_lin</text:p>
          </table:table-cell>
          <table:table-cell table:style-name="ce4" office:value-type="float" office:value="845.99" calcext:value-type="float">
            <text:p>845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X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_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og base</text:p>
          </table:table-cell>
          <table:table-cell office:value-type="float" office:value="2.718" calcext:value-type="float">
            <text:p>2,718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x_lin</text:p>
          </table:table-cell>
          <table:table-cell office:value-type="float" office:value="0" calcext:value-type="float">
            <text:p>0</text:p>
          </table:table-cell>
          <table:table-cell table:formula="of:=[.B14]+[.$B$5]" office:value-type="float" office:value="100" calcext:value-type="float">
            <text:p>100</text:p>
          </table:table-cell>
          <table:table-cell table:formula="of:=[.C14]+[.$B$5]" office:value-type="float" office:value="200" calcext:value-type="float">
            <text:p>200</text:p>
          </table:table-cell>
          <table:table-cell table:formula="of:=[.D14]+[.$B$5]" office:value-type="float" office:value="300" calcext:value-type="float">
            <text:p>300</text:p>
          </table:table-cell>
          <table:table-cell table:formula="of:=[.E14]+[.$B$5]" office:value-type="float" office:value="400" calcext:value-type="float">
            <text:p>400</text:p>
          </table:table-cell>
          <table:table-cell table:formula="of:=[.F14]+[.$B$5]" office:value-type="float" office:value="500" calcext:value-type="float">
            <text:p>500</text:p>
          </table:table-cell>
          <table:table-cell table:formula="of:=[.G14]+[.$B$5]" office:value-type="float" office:value="600" calcext:value-type="float">
            <text:p>600</text:p>
          </table:table-cell>
          <table:table-cell table:formula="of:=[.H14]+[.$B$5]" office:value-type="float" office:value="700" calcext:value-type="float">
            <text:p>700</text:p>
          </table:table-cell>
          <table:table-cell table:formula="of:=[.I14]+[.$B$5]" office:value-type="float" office:value="800" calcext:value-type="float">
            <text:p>800</text:p>
          </table:table-cell>
          <table:table-cell table:formula="of:=[.J14]+[.$B$5]" office:value-type="float" office:value="900" calcext:value-type="float">
            <text:p>900</text:p>
          </table:table-cell>
          <table:table-cell table:formula="of:=[.K14]+[.$B$5]" office:value-type="float" office:value="1000" calcext:value-type="float">
            <text:p>1000</text:p>
          </table:table-cell>
          <table:table-cell/>
          <table:table-cell table:formula="of:=[.N8]+([.N7]/2)" office:value-type="float" office:value="856.99" calcext:value-type="float">
            <text:p>856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</text:p>
          </table:table-cell>
          <table:table-cell table:formula="of:=([.B14]-[.$C$10])/[.$B$5]" office:value-type="float" office:value="-5" calcext:value-type="float">
            <text:p>-5</text:p>
          </table:table-cell>
          <table:table-cell table:formula="of:=([.C14]-[.$C$10])/[.$B$5]" office:value-type="float" office:value="-4" calcext:value-type="float">
            <text:p>-4</text:p>
          </table:table-cell>
          <table:table-cell table:formula="of:=([.D14]-[.$C$10])/[.$B$5]" office:value-type="float" office:value="-3" calcext:value-type="float">
            <text:p>-3</text:p>
          </table:table-cell>
          <table:table-cell table:formula="of:=([.E14]-[.$C$10])/[.$B$5]" office:value-type="float" office:value="-2" calcext:value-type="float">
            <text:p>-2</text:p>
          </table:table-cell>
          <table:table-cell table:formula="of:=([.F14]-[.$C$10])/[.$B$5]" office:value-type="float" office:value="-1" calcext:value-type="float">
            <text:p>-1</text:p>
          </table:table-cell>
          <table:table-cell table:formula="of:=([.G14]-[.$C$10])/[.$B$5]" office:value-type="float" office:value="0" calcext:value-type="float">
            <text:p>0</text:p>
          </table:table-cell>
          <table:table-cell table:formula="of:=([.H14]-[.$C$10])/[.$B$5]" office:value-type="float" office:value="1" calcext:value-type="float">
            <text:p>1</text:p>
          </table:table-cell>
          <table:table-cell table:formula="of:=([.I14]-[.$C$10])/[.$B$5]" office:value-type="float" office:value="2" calcext:value-type="float">
            <text:p>2</text:p>
          </table:table-cell>
          <table:table-cell table:formula="of:=([.J14]-[.$C$10])/[.$B$5]" office:value-type="float" office:value="3" calcext:value-type="float">
            <text:p>3</text:p>
          </table:table-cell>
          <table:table-cell table:formula="of:=([.K14]-[.$C$10])/[.$B$5]" office:value-type="float" office:value="4" calcext:value-type="float">
            <text:p>4</text:p>
          </table:table-cell>
          <table:table-cell table:formula="of:=([.L14]-[.$C$10])/[.$B$5]" office:value-type="float" office:value="5" calcext:value-type="float">
            <text:p>5</text:p>
          </table:table-cell>
          <table:table-cell/>
          <table:table-cell table:formula="of:=([.N14]-[.$C$10])/[.$B$5]" office:value-type="float" office:value="3.5699" calcext:value-type="float">
            <text:p>3,5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_log</text:p>
          </table:table-cell>
          <table:table-cell table:style-name="ce2" table:formula="of:=(ABS([.B15])/[.B15])*(LOG(ABS([.B15]);[.$B$12])+1)" office:value-type="float" office:value="-2.60960480313479" calcext:value-type="float">
            <text:p>-2,61</text:p>
          </table:table-cell>
          <table:table-cell table:style-name="ce2" table:formula="of:=(ABS([.C15])/[.C15])*(LOG(ABS([.C15]);[.$B$12])+1)" office:value-type="float" office:value="-2.38643811294498" calcext:value-type="float">
            <text:p>-2,39</text:p>
          </table:table-cell>
          <table:table-cell table:style-name="ce2" table:formula="of:=(ABS([.D15])/[.D15])*(LOG(ABS([.D15]);[.$B$12])+1)" office:value-type="float" office:value="-2.0987262092942" calcext:value-type="float">
            <text:p>-2,10</text:p>
          </table:table-cell>
          <table:table-cell table:style-name="ce2" table:formula="of:=(ABS([.E15])/[.E15])*(LOG(ABS([.E15]);[.$B$12])+1)" office:value-type="float" office:value="-1.69321905647249" calcext:value-type="float">
            <text:p>-1,69</text:p>
          </table:table-cell>
          <table:table-cell table:style-name="ce2" table:formula="of:=(ABS([.F15])/[.F15])*(LOG(ABS([.F15]);[.$B$12])+1)" office:value-type="float" office:value="-1" calcext:value-type="float">
            <text:p>-1,00</text:p>
          </table:table-cell>
          <table:table-cell table:style-name="ce2" table:formula="of:=(ABS([.G15])/[.G15])*(LOG(ABS([.G15]);[.$B$12])+1)" office:value-type="string" office:string-value="" calcext:value-type="error">
            <text:p>#DIV/0!</text:p>
          </table:table-cell>
          <table:table-cell table:style-name="ce2" table:formula="of:=(ABS([.H15])/[.H15])*(LOG(ABS([.H15]);[.$B$12])+1)" office:value-type="float" office:value="1" calcext:value-type="float">
            <text:p>1,00</text:p>
          </table:table-cell>
          <table:table-cell table:style-name="ce2" table:formula="of:=(ABS([.I15])/[.I15])*(LOG(ABS([.I15]);[.$B$12])+1)" office:value-type="float" office:value="1.69321905647249" calcext:value-type="float">
            <text:p>1,69</text:p>
          </table:table-cell>
          <table:table-cell table:style-name="ce2" table:formula="of:=(ABS([.J15])/[.J15])*(LOG(ABS([.J15]);[.$B$12])+1)" office:value-type="float" office:value="2.0987262092942" calcext:value-type="float">
            <text:p>2,10</text:p>
          </table:table-cell>
          <table:table-cell table:style-name="ce2" table:formula="of:=(ABS([.K15])/[.K15])*(LOG(ABS([.K15]);[.$B$12])+1)" office:value-type="float" office:value="2.38643811294498" calcext:value-type="float">
            <text:p>2,39</text:p>
          </table:table-cell>
          <table:table-cell table:style-name="ce2" table:formula="of:=(ABS([.L15])/[.L15])*(LOG(ABS([.L15]);[.$B$12])+1)" office:value-type="float" office:value="2.60960480313479" calcext:value-type="float">
            <text:p>2,61</text:p>
          </table:table-cell>
          <table:table-cell/>
          <table:table-cell table:style-name="ce2" table:formula="of:=(ABS([.N15])/[.N15])*(LOG(ABS([.N15]);[.$B$12])+1)" office:value-type="float" office:value="2.27266954000829" calcext:value-type="float">
            <text:p>2,27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11"/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pos</text:p>
          </table:table-cell>
          <table:table-cell table:number-columns-repeated="10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H16:.L16])" office:value-type="float" office:value="2.60960480313479" calcext:value-type="float">
            <text:p>2,6096048031</text:p>
          </table:table-cell>
          <table:table-cell table:formula="of:=[.B9]" office:value-type="float" office:value="500" calcext:value-type="float">
            <text:p>500</text:p>
          </table:table-cell>
          <table:table-cell table:number-columns-repeated="10"/>
          <table:table-cell table:style-name="ce5"/>
          <table:table-cell table:number-columns-repeated="3"/>
        </table:table-row>
        <table:table-row table:style-name="ro1">
          <table:table-cell table:number-columns-repeated="13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val</text:p>
          </table:table-cell>
          <table:table-cell table:formula="of:=[.B15]" office:value-type="float" office:value="-5" calcext:value-type="float">
            <text:p>-5</text:p>
          </table:table-cell>
          <table:table-cell table:formula="of:=[.C15]" office:value-type="float" office:value="-4" calcext:value-type="float">
            <text:p>-4</text:p>
          </table:table-cell>
          <table:table-cell table:formula="of:=[.D15]" office:value-type="float" office:value="-3" calcext:value-type="float">
            <text:p>-3</text:p>
          </table:table-cell>
          <table:table-cell table:formula="of:=[.E15]" office:value-type="float" office:value="-2" calcext:value-type="float">
            <text:p>-2</text:p>
          </table:table-cell>
          <table:table-cell table:formula="of:=[.F15]" office:value-type="float" office:value="-1" calcext:value-type="float">
            <text:p>-1</text:p>
          </table:table-cell>
          <table:table-cell table:formula="of:=[.G15]" office:value-type="float" office:value="0" calcext:value-type="float">
            <text:p>0</text:p>
          </table:table-cell>
          <table:table-cell table:formula="of:=[.H15]" office:value-type="float" office:value="1" calcext:value-type="float">
            <text:p>1</text:p>
          </table:table-cell>
          <table:table-cell table:formula="of:=[.I15]" office:value-type="float" office:value="2" calcext:value-type="float">
            <text:p>2</text:p>
          </table:table-cell>
          <table:table-cell table:formula="of:=[.J15]" office:value-type="float" office:value="3" calcext:value-type="float">
            <text:p>3</text:p>
          </table:table-cell>
          <table:table-cell table:formula="of:=[.K15]" office:value-type="float" office:value="4" calcext:value-type="float">
            <text:p>4</text:p>
          </table:table-cell>
          <table:table-cell table:formula="of:=[.L15]" office:value-type="float" office:value="5" calcext:value-type="float">
            <text:p>5</text:p>
          </table:table-cell>
          <table:table-cell/>
          <table:table-cell table:style-name="ce7" table:formula="of:=[.N15]" office:value-type="float" office:value="3.5699" calcext:value-type="float">
            <text:p>3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pos</text:p>
          </table:table-cell>
          <table:table-cell table:style-name="ce2" table:formula="of:=([.$C$20]/[.$B$20])*[.B16]" office:value-type="float" office:value="-500" calcext:value-type="float">
            <text:p>-500,00</text:p>
          </table:table-cell>
          <table:table-cell table:style-name="ce2" table:formula="of:=([.$C$20]/[.$B$20])*[.C16]" office:value-type="float" office:value="-457.241286128512" calcext:value-type="float">
            <text:p>-457,24</text:p>
          </table:table-cell>
          <table:table-cell table:style-name="ce2" table:formula="of:=([.$C$20]/[.$B$20])*[.D16]" office:value-type="float" office:value="-402.11571629028" calcext:value-type="float">
            <text:p>-402,12</text:p>
          </table:table-cell>
          <table:table-cell table:style-name="ce2" table:formula="of:=([.$C$20]/[.$B$20])*[.E16]" office:value-type="float" office:value="-324.420589362518" calcext:value-type="float">
            <text:p>-324,42</text:p>
          </table:table-cell>
          <table:table-cell table:style-name="ce2" table:formula="of:=([.$C$20]/[.$B$20])*[.F16]" office:value-type="float" office:value="-191.599892596524" calcext:value-type="float">
            <text:p>-191,60</text:p>
          </table:table-cell>
          <table:table-cell table:style-name="ce2" table:formula="of:=([.$C$20]/[.$B$20])*[.G16]" office:value-type="string" office:string-value="" calcext:value-type="error">
            <text:p>#DIV/0!</text:p>
          </table:table-cell>
          <table:table-cell table:style-name="ce2" table:formula="of:=([.$C$20]/[.$B$20])*[.H16]" office:value-type="float" office:value="191.599892596524" calcext:value-type="float">
            <text:p>191,60</text:p>
          </table:table-cell>
          <table:table-cell table:style-name="ce2" table:formula="of:=([.$C$20]/[.$B$20])*[.I16]" office:value-type="float" office:value="324.420589362518" calcext:value-type="float">
            <text:p>324,42</text:p>
          </table:table-cell>
          <table:table-cell table:style-name="ce2" table:formula="of:=([.$C$20]/[.$B$20])*[.J16]" office:value-type="float" office:value="402.11571629028" calcext:value-type="float">
            <text:p>402,12</text:p>
          </table:table-cell>
          <table:table-cell table:style-name="ce2" table:formula="of:=([.$C$20]/[.$B$20])*[.K16]" office:value-type="float" office:value="457.241286128512" calcext:value-type="float">
            <text:p>457,24</text:p>
          </table:table-cell>
          <table:table-cell table:style-name="ce2" table:formula="of:=([.$C$20]/[.$B$20])*[.L16]" office:value-type="float" office:value="500" calcext:value-type="float">
            <text:p>500,00</text:p>
          </table:table-cell>
          <table:table-cell/>
          <table:table-cell table:style-name="ce2" table:formula="of:=([.$C$20]/[.$B$20])*[.N16]" office:value-type="float" office:value="435.44323977298" calcext:value-type="float">
            <text:p>435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_pos</text:p>
          </table:table-cell>
          <table:table-cell table:formula="of:=[.B23]+[.$C$10]" office:value-type="float" office:value="0" calcext:value-type="float">
            <text:p>0</text:p>
          </table:table-cell>
          <table:table-cell table:formula="of:=[.C23]+[.$C$10]" office:value-type="float" office:value="42.7587138714884" calcext:value-type="float">
            <text:p>42,7587138715</text:p>
          </table:table-cell>
          <table:table-cell table:formula="of:=[.D23]+[.$C$10]" office:value-type="float" office:value="97.88428370972" calcext:value-type="float">
            <text:p>97,8842837097</text:p>
          </table:table-cell>
          <table:table-cell table:formula="of:=[.E23]+[.$C$10]" office:value-type="float" office:value="175.579410637482" calcext:value-type="float">
            <text:p>175,5794106375</text:p>
          </table:table-cell>
          <table:table-cell table:formula="of:=[.F23]+[.$C$10]" office:value-type="float" office:value="308.400107403476" calcext:value-type="float">
            <text:p>308,4001074035</text:p>
          </table:table-cell>
          <table:table-cell table:formula="of:=[.G23]+[.$C$10]" office:value-type="string" office:string-value="" calcext:value-type="error">
            <text:p>#DIV/0!</text:p>
          </table:table-cell>
          <table:table-cell table:formula="of:=[.H23]+[.$C$10]" office:value-type="float" office:value="691.599892596524" calcext:value-type="float">
            <text:p>691,5998925965</text:p>
          </table:table-cell>
          <table:table-cell table:formula="of:=[.I23]+[.$C$10]" office:value-type="float" office:value="824.420589362518" calcext:value-type="float">
            <text:p>824,4205893625</text:p>
          </table:table-cell>
          <table:table-cell table:formula="of:=[.J23]+[.$C$10]" office:value-type="float" office:value="902.11571629028" calcext:value-type="float">
            <text:p>902,1157162903</text:p>
          </table:table-cell>
          <table:table-cell table:formula="of:=[.K23]+[.$C$10]" office:value-type="float" office:value="957.241286128512" calcext:value-type="float">
            <text:p>957,2412861285</text:p>
          </table:table-cell>
          <table:table-cell table:formula="of:=[.L23]+[.$C$10]" office:value-type="float" office:value="1000" calcext:value-type="float">
            <text:p>1000</text:p>
          </table:table-cell>
          <table:table-cell/>
          <table:table-cell table:style-name="ce7" table:formula="of:=[.N23]+[.$C$10]" office:value-type="float" office:value="935.44323977298" calcext:value-type="float">
            <text:p>935,44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7"/>
          <table:table-cell table:number-columns-repeated="3"/>
        </table:table-row>
        <table:table-row table:style-name="ro1">
          <table:table-cell table:number-columns-repeated="12"/>
          <table:table-cell table:style-name="ce4" office:value-type="string" calcext:value-type="string">
            <text:p>x_log</text:p>
          </table:table-cell>
          <table:table-cell table:style-name="ce8" table:formula="of:=[.N24]-([.N7]/2)" office:value-type="float" office:value="924.44323977298" calcext:value-type="float">
            <text:p>924,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.00.0000</text:date>, <text:time style:data-style-name="N2" text:time-value="10:28:30.445648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schMarcus </meta:initial-creator>
    <meta:creation-date>2016-05-17T09:57:43.880691311</meta:creation-date>
    <dc:date>2016-05-17T10:47:58.639221691</dc:date>
    <dc:creator>MenschMarcus </dc:creator>
    <meta:editing-duration>PT42M6S</meta:editing-duration>
    <meta:editing-cycles>38</meta:editing-cycles>
    <meta:generator>LibreOffice/4.2.8.2$Linux_X86_64 LibreOffice_project/420m0$Build-2</meta:generator>
    <meta:document-statistic meta:table-count="1" meta:cell-count="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Sheet1.G22:Sheet1.L23" chart:data-source-has-labels="row" svg:x="0.32cm" svg:y="0.18cm" svg:width="12.878cm" svg:height="8.64cm">
          <chartooo:coordinate-region svg:x="1.603cm" svg:y="0.38cm" svg:width="11.501cm" svg:height="7.793cm"/>
          <chart:axis chart:dimension="x" chart:name="primary-x" chart:style-name="ch4" chartooo:axis-type="auto">
            <chartooo:date-scale/>
            <chart:categories table:cell-range-address="Sheet1.G22:Sheet1.L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3:Sheet1.L23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G22:Sheet1.L2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G23:Sheet1.L23</svg:desc>
                </draw:g>
              </table:table-cell>
              <table:table-cell office:value-type="float" office:value="191.599892596524">
                <text:p>191.599892596524</text:p>
              </table:table-cell>
              <table:table-cell office:value-type="float" office:value="324.420589362518">
                <text:p>324.420589362518</text:p>
              </table:table-cell>
              <table:table-cell office:value-type="float" office:value="402.11571629028">
                <text:p>402.11571629028</text:p>
              </table:table-cell>
              <table:table-cell office:value-type="float" office:value="457.241286128512">
                <text:p>457.241286128512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